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4424114254301</text:p>
          </table:table-cell>
          <table:table-cell office:value-type="string" calcext:value-type="string">
            <text:p>2024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768" calcext:value-type="float">
            <text:p>157.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24114254301</text:p>
          </table:table-cell>
          <table:table-cell office:value-type="string" calcext:value-type="string">
            <text:p>2023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244" calcext:value-type="float">
            <text:p>157.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24114254301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8744" calcext:value-type="float">
            <text:p>158.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24114254301</text:p>
          </table:table-cell>
          <table:table-cell office:value-type="string" calcext:value-type="string">
            <text:p>202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628" calcext:value-type="float">
            <text:p>159.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24114254301</text:p>
          </table:table-cell>
          <table:table-cell office:value-type="string" calcext:value-type="string">
            <text:p>201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864" calcext:value-type="float">
            <text:p>157.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24114254301</text:p>
          </table:table-cell>
          <table:table-cell office:value-type="string" calcext:value-type="string">
            <text:p>2018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5864" calcext:value-type="float">
            <text:p>156.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24114254301</text:p>
          </table:table-cell>
          <table:table-cell office:value-type="string" calcext:value-type="string">
            <text:p>2017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2232" calcext:value-type="float">
            <text:p>155.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24114254301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7224" calcext:value-type="float">
            <text:p>151.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24114254301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524" calcext:value-type="float">
            <text:p>152.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24114254301</text:p>
          </table:table-cell>
          <table:table-cell office:value-type="string" calcext:value-type="string">
            <text:p>2014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144" calcext:value-type="float">
            <text:p>153.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24114254301</text:p>
          </table:table-cell>
          <table:table-cell office:value-type="string" calcext:value-type="string">
            <text:p>2013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3256" calcext:value-type="float">
            <text:p>153.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24114254301</text:p>
          </table:table-cell>
          <table:table-cell office:value-type="string" calcext:value-type="string">
            <text:p>2012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1064" calcext:value-type="float">
            <text:p>153.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24114254301</text:p>
          </table:table-cell>
          <table:table-cell office:value-type="string" calcext:value-type="string">
            <text:p>201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5928" calcext:value-type="float">
            <text:p>154.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24114254301</text:p>
          </table:table-cell>
          <table:table-cell office:value-type="string" calcext:value-type="string">
            <text:p>201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8704" calcext:value-type="float">
            <text:p>155.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24114254301</text:p>
          </table:table-cell>
          <table:table-cell office:value-type="string" calcext:value-type="string">
            <text:p>200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224" calcext:value-type="float">
            <text:p>143.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